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normal" officeooo:rsid="0015e1c4" officeooo:paragraph-rsid="0015e1c4" style:font-size-asian="9.60000038146973pt" style:font-weight-asian="normal" style:font-size-complex="11pt" style:font-weight-complex="normal"/>
    </style:style>
    <style:style style:name="P2" style:family="paragraph" style:parent-style-name="Standard">
      <style:text-properties fo:font-size="11pt" fo:font-weight="normal" officeooo:rsid="0018e384" officeooo:paragraph-rsid="0015e1c4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1pt" fo:font-weight="normal" officeooo:rsid="001ac530" officeooo:paragraph-rsid="0015e1c4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1ac530" officeooo:paragraph-rsid="0022d52a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officeooo:paragraph-rsid="0015e1c4"/>
    </style:style>
    <style:style style:name="P6" style:family="paragraph" style:parent-style-name="Standard">
      <style:text-properties fo:font-size="14pt" fo:font-weight="bold" officeooo:rsid="0015e1c4" officeooo:paragraph-rsid="0015e1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0a1a6" officeooo:paragraph-rsid="0020a1a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0a1a6" officeooo:paragraph-rsid="0022d52a" style:font-size-asian="14pt" style:font-weight-asian="bold" style:font-size-complex="14pt" style:font-weight-complex="bold"/>
    </style:style>
    <style:style style:name="P9" style:family="paragraph" style:parent-style-name="Standard">
      <style:text-properties fo:font-weight="bold" officeooo:rsid="002285d5" officeooo:paragraph-rsid="002285d5" style:font-weight-asian="bold" style:font-weight-complex="bold"/>
    </style:style>
    <style:style style:name="P10" style:family="paragraph" style:parent-style-name="Standard">
      <style:text-properties officeooo:paragraph-rsid="0020a1a6"/>
    </style:style>
    <style:style style:name="P11" style:family="paragraph" style:parent-style-name="Standard">
      <style:text-properties officeooo:rsid="002285d5" officeooo:paragraph-rsid="002285d5"/>
    </style:style>
    <style:style style:name="P12" style:family="paragraph" style:parent-style-name="Standard">
      <style:text-properties officeooo:paragraph-rsid="002285d5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285d5" officeooo:paragraph-rsid="002285d5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285d5" officeooo:paragraph-rsid="0022d52a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29528" officeooo:paragraph-rsid="00229528" style:font-weight-asian="bold" style:font-weight-complex="bold"/>
    </style:style>
    <style:style style:name="P16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2285d5" officeooo:paragraph-rsid="002285d5" style:font-weight-asian="bold" style:font-weight-complex="bold"/>
    </style:style>
    <style:style style:name="P17" style:family="paragraph" style:parent-style-name="Standard">
      <style:text-properties style:text-underline-style="none" fo:font-weight="normal" officeooo:rsid="00229528" officeooo:paragraph-rsid="0022952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285d5" officeooo:paragraph-rsid="00229528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02285d5" officeooo:paragraph-rsid="00229528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2d52a" officeooo:paragraph-rsid="0022d52a" style:font-weight-asian="bold" style:font-weight-complex="bold"/>
    </style:style>
    <style:style style:name="P21" style:family="paragraph" style:parent-style-name="Standard">
      <style:text-properties officeooo:paragraph-rsid="0022d52a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2285d5" officeooo:paragraph-rsid="002285d5" style:font-weight-asian="bold" style:font-weight-complex="bold"/>
    </style:style>
    <style:style style:name="P23" style:family="paragraph" style:parent-style-name="Standard">
      <style:text-properties style:text-underline-style="none" fo:font-weight="normal" officeooo:rsid="002aa909" officeooo:paragraph-rsid="002aa909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30d3e" officeooo:paragraph-rsid="00229528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2b8e33" officeooo:paragraph-rsid="002b8e33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0c8e3" officeooo:paragraph-rsid="0030c8e3" style:font-weight-asian="normal" style:font-weight-complex="normal"/>
    </style:style>
    <style:style style:name="P27" style:family="paragraph" style:parent-style-name="Standard">
      <style:text-properties style:text-underline-style="none" fo:font-weight="bold" officeooo:rsid="002aa909" officeooo:paragraph-rsid="002aa909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22d52a" officeooo:paragraph-rsid="0022d52a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22d52a" officeooo:paragraph-rsid="002b8e33" style:font-weight-asian="bold" style:font-weight-complex="bold"/>
    </style:style>
    <style:style style:name="P30" style:family="paragraph" style:parent-style-name="Standard">
      <style:text-properties style:text-underline-style="none" fo:font-weight="bold" officeooo:rsid="002b8e33" officeooo:paragraph-rsid="002b8e33" style:font-weight-asian="bold" style:font-weight-complex="bold"/>
    </style:style>
    <style:style style:name="T1" style:family="text">
      <style:text-properties fo:font-size="11pt" fo:font-weight="normal" officeooo:rsid="0015e1c4" style:font-size-asian="9.60000038146973pt" style:font-weight-asian="normal" style:font-size-complex="11pt" style:font-weight-complex="normal"/>
    </style:style>
    <style:style style:name="T2" style:family="text">
      <style:text-properties fo:font-size="11pt" fo:font-weight="normal" officeooo:rsid="0018e384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1ac530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1d5487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1f07fd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1f878d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20a1a6" style:font-size-asian="9.60000038146973pt" style:font-weight-asian="normal" style:font-size-complex="11pt" style:font-weight-complex="normal"/>
    </style:style>
    <style:style style:name="T8" style:family="text">
      <style:text-properties officeooo:rsid="0018e384"/>
    </style:style>
    <style:style style:name="T9" style:family="text">
      <style:text-properties officeooo:rsid="0020a1a6"/>
    </style:style>
    <style:style style:name="T10" style:family="text">
      <style:text-properties officeooo:rsid="0024d047"/>
    </style:style>
    <style:style style:name="T11" style:family="text">
      <style:text-properties officeooo:rsid="002b8e33"/>
    </style:style>
    <style:style style:name="T12" style:family="text">
      <style:text-properties officeooo:rsid="002f5fed"/>
    </style:style>
    <style:style style:name="T13" style:family="text">
      <style:text-properties officeooo:rsid="003178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aktikum <text:span text:style-name="T8">3</text:span>:</text:p>
      <text:p text:style-name="P6"/>
      <text:p text:style-name="P7">Aufgabe 1:</text:p>
      <text:p text:style-name="P1"/>
      <text:p text:style-name="P1">a.) Was ist der Effekt der Latenzreduzierung durch Pseudo-Parallelität?</text:p>
      <text:p text:style-name="P1"/>
      <text:p text:style-name="P1"><text:tab/><text:span text:style-name="T8">Höhere Auslastung der CPU, bessere Nutzung der Ressourcen und weniger Leerlauf.</text:span></text:p>
      <text:p text:style-name="P1"/>
      <text:p text:style-name="P1">b) Benennen Sie zwei Element<text:span text:style-name="T8">e</text:span> der eigenen Maschinensicht eines Prozesses.</text:p>
      <text:p text:style-name="P1"/>
      <text:p text:style-name="P5"><text:span text:style-name="T1"><text:tab/></text:span><text:span text:style-name="T2">Eigener Adressraum und eigenen CPU Status</text:span></text:p>
      <text:p text:style-name="P2"/>
      <text:p text:style-name="P2">c) Was ist der Unterschied zwischen SIGTERM und SIGKILL?</text:p>
      <text:p text:style-name="P2"/>
      <text:p text:style-name="P5"><text:span text:style-name="T2"><text:tab/></text:span><text:span text:style-name="T3">SIGTERM: Terminiert Prozess, gibt Chance für notwendige Aufräumarbeiten</text:span></text:p>
      <text:p text:style-name="P3"><text:tab/></text:p>
      <text:p text:style-name="P3"><text:tab/>SIGKILL: Terminiert Prozess abrupt!</text:p>
      <text:p text:style-name="P3"/>
      <text:p text:style-name="P3">d) Warum gibt es den Zustandsübergang waiting zu running nicht?</text:p>
      <text:p text:style-name="P3"/>
      <text:p text:style-name="P5"><text:span text:style-name="T3"><text:tab/>Da man sonst einen laufenenden Prozess, abrupt seine </text:span><text:span text:style-name="T5">CPU-</text:span><text:span text:style-name="T3">Rechenzeit “klauen” würde und </text:span><text:span text:style-name="T4">den <text:tab/></text:span><text:span text:style-name="T3">Scheduler </text:span><text:span text:style-name="T4">obsolet machen</text:span><text:span text:style-name="T3">. </text:span><text:span text:style-name="T6">Was dann nicht mehr fair wäre.</text:span></text:p>
      <text:p text:style-name="P3"/>
      <text:p text:style-name="P3">e) Warum gibt es den Zustandsübergang ready zu waiting nicht?</text:p>
      <text:p text:style-name="P3"/>
      <text:p text:style-name="P3"><text:tab/>Warum sollte etwas warten, was noch nicht berrechnet hat ob es warten muss?</text:p>
      <text:p text:style-name="P3"><text:tab/>Der Prozess rechnet im State running.</text:p>
      <text:p text:style-name="P3"/>
      <text:p text:style-name="P3">f) Es ist kein Prozess aktuell lauffähig, was macht das Betriebssystem?</text:p>
      <text:p text:style-name="P3"><text:tab/></text:p>
      <text:p text:style-name="P3"><text:tab/>Idlen oder CPU anhalten.</text:p>
      <text:p text:style-name="P3"/>
      <text:p text:style-name="P3">g) Wovon hängt die Implementierung eines Kontextwechsels primär ab?</text:p>
      <text:p text:style-name="P3"/>
      <text:p text:style-name="P3"><text:tab/>Vom Befehlssatz. Der Zustand muss sich nach einem Contextwechsel genau wieder herstellen lassen!</text:p>
      <text:p text:style-name="P3"/>
      <text:p text:style-name="P10"/>
      <text:p text:style-name="P10"/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0"><text:soft-page-break/></text:p>
      <text:p text:style-name="P8">Aufgabe 2:</text:p>
      <text:p text:style-name="P4"/>
      <text:p text:style-name="P21"><text:span text:style-name="T7">KILL syscall signale: </text:span>SIGCONT <text:span text:style-name="T9">und </text:span>SIGTSTP <text:span text:style-name="T9">zum stoppen und wiederaufnehmen des Prozesses.</text:span></text:p>
      <text:p text:style-name="P14"/>
      <text:p text:style-name="P20">a.)</text:p>
      <text:p text:style-name="P20"/>
      <text:p text:style-name="P13">Started:</text:p>
      <text:p text:style-name="P9">ps <text:span text:style-name="T10">a</text:span></text:p>
      <text:p text:style-name="P12"><text:s/>4409 pts/1 <text:s text:c="3"/>S+ <text:s text:c="4"/>0:00 sleep 400</text:p>
      <text:p text:style-name="P12"/>
      <text:p text:style-name="P9">jobs</text:p>
      <text:p text:style-name="P11">[1]+ <text:s/>Running <text:s text:c="16"/>sleep 200 &amp;</text:p>
      <text:p text:style-name="P11"/>
      <text:p text:style-name="P16">Stopped:</text:p>
      <text:p text:style-name="P9">ps <text:span text:style-name="T10">a</text:span></text:p>
      <text:p text:style-name="P12"><text:s/>4409 pts/1 <text:s text:c="3"/>T <text:s text:c="5"/>0:00 sleep 400</text:p>
      <text:p text:style-name="P12"/>
      <text:p text:style-name="P9">jobs</text:p>
      <text:p text:style-name="P11">[1]+ <text:s/>Stopped <text:s text:c="16"/>sleep 200</text:p>
      <text:p text:style-name="P12"/>
      <text:p text:style-name="P13">Continue:</text:p>
      <text:p text:style-name="P9">ps <text:span text:style-name="T10">a</text:span></text:p>
      <text:p text:style-name="P11"><text:s/>4409 pts/1 <text:s text:c="3"/>S <text:s text:c="5"/>0:00 sleep 400</text:p>
      <text:p text:style-name="P9">jobs</text:p>
      <text:p text:style-name="P11">[1]+ <text:s/>Running <text:s text:c="16"/>sleep 200 &amp;</text:p>
      <text:p text:style-name="P11"/>
      <text:p text:style-name="P15">Finished:</text:p>
      <text:p text:style-name="P27">ps a</text:p>
      <text:p text:style-name="P23">4409 pts/1 <text:s text:c="3"/>S <text:s text:c="5"/>0:00 sleep 400</text:p>
      <text:p text:style-name="P19">jobs</text:p>
      <text:p text:style-name="P18">[1]+ <text:s/>Done <text:s text:c="19"/>sleep 200</text:p>
      <text:p text:style-name="P24"/>
      <text:p text:style-name="P24"/>
      <text:p text:style-name="P29"><text:span text:style-name="T11">b</text:span>.)</text:p>
      <text:p text:style-name="P25">pstree -H 1 </text:p>
      <text:p text:style-name="P25"/>
      <text:p text:style-name="P30">systemd</text:p>
      <text:p text:style-name="P30"/>
      <text:p text:style-name="P30"/>
      <text:p text:style-name="P30">c.)</text:p>
      <text:p text:style-name="P30"/>
      <text:p text:style-name="P25"><text:span text:style-name="T12">Informationen von Prozess: <text:s/></text:span>nautilus(2697<text:span text:style-name="T12">)</text:span></text:p>
      <text:p text:style-name="P26">Informationen aus sched datei:</text:p>
      <text:p text:style-name="P26"/>
      <text:p text:style-name="P26">nr_switches: <text:s text:c="16"/><text:tab/><text:tab/>8878</text:p>
      <text:p text:style-name="P26">nr_voluntary_switches: <text:s text:c="16"/><text:tab/>7272</text:p>
      <text:p text:style-name="P26">nr_involuntary_switches: <text:s text:c="16"/><text:tab/>1606 <text:span text:style-name="T13">(Unfreiwillige)</text:span>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1T09:08:20.637374464</meta:creation-date>
    <dc:date>2020-05-18T14:38:54.107898084</dc:date>
    <meta:editing-duration>PT1H40M37S</meta:editing-duration>
    <meta:editing-cycles>18</meta:editing-cycles>
    <meta:generator>LibreOffice/6.4.3.2$Linux_X86_64 LibreOffice_project/747b5d0ebf89f41c860ec2a39efd7cb15b54f2d8</meta:generator>
    <meta:document-statistic meta:table-count="0" meta:image-count="0" meta:object-count="0" meta:page-count="2" meta:paragraph-count="52" meta:word-count="253" meta:character-count="1809" meta:non-whitespace-character-count="1435"/>
  </office:meta>
</office:document-meta>
</file>